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Segoe UI" svg:font-family="'Segoe UI'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Heading_20_2">
      <style:text-properties fo:language="ru" fo:country="RU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language="en" fo:country="US" fo:font-weight="bold" style:font-weight-asian="bold" style:font-weight-complex="bold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Версии платформы</text:h>
      <text:h text:style-name="P10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2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2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5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5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5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2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5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9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2">model (</text:span><text:span text:style-name="T1">из </text:span><text:span text:style-name="T2">configuration), </text:span><text:span text:style-name="T1">также изменился базовый </text:span><text:span text:style-name="T2">package </text:span><text:span text:style-name="T1">для них: ru.intertrust.cm.core.config</text:span><text:span text:style-name="T1"> </text:span><text:span text:style-name="T2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2">AttachmentService: </text:span>метод getAttachmentDomainObjectsFor() объявлен <text:span text:style-name="T2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2">JDBC-</text:span>интерфейс для обеспечения работы <text:span text:style-name="T2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5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5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9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Segoe UI" svg:font-family="'Segoe UI'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3-11-29T21:06:23.27</dc:date>
    <meta:editing-duration>PT44M55S</meta:editing-duration>
    <meta:editing-cycles>2</meta:editing-cycles>
    <meta:generator>OpenOffice.org/3.3$Win32 OpenOffice.org_project/330m20$Build-9567</meta:generator>
    <meta:document-statistic meta:table-count="2" meta:image-count="0" meta:object-count="0" meta:page-count="1" meta:paragraph-count="55" meta:word-count="204" meta:character-count="1645"/>
  </office:meta>
</office:document-meta>
</file>